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svg:stroke-opacity="30%" draw:stroke-linejoin="round" draw:fill="solid" draw:fill-color="#99ccff" draw:opacity="25%" draw:textarea-horizontal-align="left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draw:marker-end="線の終点_20_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3cm" svg:stroke-color="#385d8a" draw:stroke-linejoin="miter" draw:fill="none" draw:fill-color="#ffffff" draw:textarea-horizontal-align="justify" draw:textarea-vertical-align="top" draw:auto-grow-height="false" fo:padding-top="0.045cm" fo:padding-bottom="0cm" fo:padding-left="0.265cm" fo:padding-right="0.26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aec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3cm" svg:stroke-color="#000000" draw:marker-end="線の終点_20_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solid" svg:stroke-width="0.1cm" svg:stroke-color="#000000" draw:marker-end="msArrowOpenEnd_20_5" draw:marker-end-width="0.4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9" style:family="graphic" style:parent-style-name="standard">
      <style:graphic-properties draw:stroke="solid" svg:stroke-width="0cm" svg:stroke-color="#000000" draw:stroke-linejoin="miter" draw:fill="solid" draw:fill-color="#d7e4bd" draw:textarea-horizontal-align="justify" draw:textarea-vertical-align="top" draw:auto-grow-height="false" fo:padding-top="0cm" fo:padding-bottom="0.03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stroke-linejoin="miter" draw:fill="none" draw:fill-color="#ffffff" draw:textarea-horizontal-align="justify" draw:textarea-vertical-align="bottom" draw:auto-grow-height="false" fo:padding-top="0.03cm" fo:padding-bottom="0cm" fo:padding-left="0.25cm" fo:padding-right="0.25cm" fo:wrap-option="wrap"/>
    </style:style>
    <style:style style:name="gr11" style:family="graphic" style:parent-style-name="standard">
      <style:graphic-properties draw:stroke="solid" svg:stroke-width="0.03cm" svg:stroke-color="#000000" draw:marker-end="線の終点_20_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cm" svg:stroke-color="#000000" draw:marker-end="線の終点_20_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1.449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4.962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cm" svg:stroke-color="#000000" draw:marker-end="線の終点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cm" svg:stroke-color="#000000" draw:marker-end="線の終点_20_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1.687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000000" draw:marker-end="線の終点_20_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cm" svg:stroke-color="#000000" draw:marker-end="線の終点_20_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cm" svg:stroke-color="#000000" draw:marker-end="線の終点_20_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cm" svg:stroke-color="#000000" draw:marker-end="線の終点_20_1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2.199cm" fo:padding-top="0.13cm" fo:padding-bottom="0.13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000000" draw:marker-end="線の終点_20_1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cm" svg:stroke-color="#000000" draw:stroke-linejoin="miter" draw:fill="solid" draw:fill-color="#ffd320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000000" draw:marker-end="線の終点_20_1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5.656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547cm" fo:min-width="6.685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000000" draw:marker-end="線の終点_20_1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solid" svg:stroke-width="0cm" svg:stroke-color="#000000" draw:stroke-linejoin="miter" draw:fill="solid" draw:fill-color="#ffc000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cm" svg:stroke-color="#000000" draw:marker-end="線の終点_20_1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0.547cm" fo:min-width="2.199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000000" draw:marker-end="線の終点_20_1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1cm" svg:stroke-color="#000000" draw:marker-start="msArrowOpenEnd_20_5" draw:marker-start-width="0.45cm" draw:marker-start-center="false" draw:marker-end="msArrowOpenEnd_20_5" draw:marker-end-width="0.4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cm" svg:stroke-color="#000000" draw:marker-end="線の終点_20_1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0.546cm" fo:min-width="1.688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000000" draw:marker-end="線の終点_20_1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cm" svg:stroke-color="#000000" draw:marker-end="線の終点_20_1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cm" svg:stroke-color="#000000" draw:marker-end="線の終点_20_1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cm" svg:stroke-color="#000000" draw:marker-end="線の終点_20_2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cm" svg:stroke-color="#000000" draw:marker-end="線の終点_20_2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cm" svg:stroke-color="#000000" draw:marker-start="線の終点_20_22" draw:marker-start-width="0.315cm" draw:marker-start-center="false" draw:marker-end="線の終点_20_2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2" style:family="graphic" style:parent-style-name="standard">
      <style:graphic-properties draw:stroke="solid" svg:stroke-width="0cm" svg:stroke-color="#000000" draw:marker-end="線の終点_20_2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cm" svg:stroke-color="#000000" draw:marker-end="線の終点_20_2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cm" svg:stroke-color="#000000" draw:marker-end="線の終点_20_2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4cm" fo:padding-top="0.125cm" fo:padding-bottom="0.125cm" fo:padding-left="0.25cm" fo:padding-right="0.25cm" fo:wrap-option="wrap"/>
    </style:style>
    <style:style style:name="gr46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2.57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text-indent="0cm" style:line-break="strict" style:writing-mode="lr-tb" style:font-independent-line-spacing="true"/>
    </style:style>
    <style:style style:name="T1" style:family="text">
      <style:text-properties fo:font-size="12pt" fo:language="en" fo:country="US" style:font-family-asian="HGPｺﾞｼｯｸM" style:font-family-generic-asian="modern" style:font-pitch-asian="variable" style:font-size-asian="12pt" style:language-asian="ja" style:country-asian="JP" style:font-family-complex="HGPｺﾞｼｯｸM" style:font-family-generic-complex="modern" style:font-pitch-complex="variable" style:font-size-complex="12pt"/>
    </style:style>
    <style:style style:name="T2" style:family="text">
      <style:text-properties fo:font-size="15pt" fo:language="en" fo:country="US" style:font-family-asian="HGPｺﾞｼｯｸM" style:font-family-generic-asian="modern" style:font-pitch-asian="variable" style:font-size-asian="15pt" style:language-asian="ja" style:country-asian="JP" style:font-family-complex="HGPｺﾞｼｯｸM" style:font-family-generic-complex="modern" style:font-pitch-complex="variable" style:font-size-complex="15pt"/>
    </style:style>
    <style:style style:name="T3" style:family="text">
      <style:text-properties fo:font-size="10pt" fo:language="en" fo:country="US" style:font-family-asian="'ＭＳ Ｐゴシック'" style:font-family-generic-asian="modern" style:font-pitch-asian="variable" style:font-size-asian="10pt" style:language-asian="ja" style:country-asian="JP" style:font-family-complex="'ＭＳ Ｐゴシック'" style:font-family-generic-complex="modern" style:font-pitch-complex="variable" style:font-size-complex="10pt"/>
    </style:style>
    <style:style style:name="T4" style:family="text">
      <style:text-properties fo:font-size="12pt" fo:language="en" fo:country="US" style:font-family-asian="'Takao Pゴシック'" style:font-pitch-asian="variable" style:font-size-asian="12pt" style:language-asian="ja" style:country-asian="JP" style:font-family-complex="'Takao Pゴシック'" style:font-pitch-complex="variable" style:font-size-complex="12pt"/>
    </style:style>
    <style:style style:name="T5" style:family="text">
      <style:text-properties fo:font-size="11pt" fo:language="en" fo:country="US" style:font-family-asian="'Takao Pゴシック'" style:font-pitch-asian="variable" style:font-size-asian="11pt" style:language-asian="ja" style:country-asian="JP" style:font-family-complex="'Takao Pゴシック'" style:font-pitch-complex="variable" style:font-size-complex="11pt"/>
    </style:style>
    <style:style style:name="T6" style:family="text">
      <style:text-properties fo:language="en" fo:country="US" style:font-family-asian="'Takao Pゴシック'" style:font-pitch-asian="variable" style:language-asian="ja" style:country-asian="JP" style:font-family-complex="'Takao Pゴシック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name="フリーフォーム 70" draw:style-name="gr1" draw:text-style-name="P1" draw:layer="layout" svg:width="21.498cm" svg:height="7.903cm" svg:x="0.292cm" svg:y="9.432cm">
          <text:p/>
          <draw:enhanced-geometry svg:viewBox="0 0 21600 21600" draw:extrusion-allowed="true" draw:glue-points="3869531 0 7739062 1422400 3869531 2844800 0 1422400" draw:glue-point-type="3869531 0 7739062 1422400 3869531 2844800 0 1422400" draw:mirror-horizontal="false" draw:mirror-vertical="false" draw:type="non-primitive" draw:enhanced-path="M 0 0 L 21600 0 L 21600 21600 L 0 21600 L 0 0 Z N"/>
        </draw:custom-shape>
        <draw:custom-shape draw:name="フリーフォーム 69" draw:style-name="gr1" draw:text-style-name="P1" draw:layer="layout" svg:width="21.498cm" svg:height="7.898cm" svg:x="0.292cm" svg:y="0.635cm">
          <text:p/>
          <draw:enhanced-geometry svg:viewBox="0 0 21600 21600" draw:extrusion-allowed="true" draw:glue-points="3869531 0 7739062 1421607 3869531 2843213 0 1421607" draw:glue-point-type="3869531 0 7739062 1421607 3869531 2843213 0 1421607" draw:mirror-horizontal="false" draw:mirror-vertical="false" draw:type="non-primitive" draw:enhanced-path="M 0 0 L 21600 0 L 21600 21600 L 0 21600 L 0 0 Z N"/>
        </draw:custom-shape>
        <draw:connector draw:name="曲線コネクタ 1" draw:style-name="gr2" draw:text-style-name="P2" draw:layer="layout" draw:type="curve" svg:x1="6.629cm" svg:y1="7.532cm" svg:x2="10.36cm" svg:y2="6.535cm" draw:start-shape="id1" draw:start-glue-point="8" draw:end-shape="id2" draw:end-glue-point="8" svg:d="m6629 7532c0-748 3731-250 3731-997">
          <text:p/>
        </draw:connector>
        <draw:custom-shape draw:name="フリーフォーム 5" draw:style-name="gr3" draw:text-style-name="P4" draw:layer="layout" svg:width="4.401cm" svg:height="6.399cm" svg:x="1.192cm" svg:y="4.233cm">
          <text:list text:style-name="L1">
            <text:list-header>
              <text:p text:style-name="P3"><text:span text:style-name="T1">Beego robot</text:span></text:p>
            </text:list-header>
          </text:list>
          <draw:enhanced-geometry svg:viewBox="0 0 1582737 5500688" draw:extrusion-allowed="true" draw:text-areas="43182 43182 1539555 5457506" draw:glue-points="792163 0 1584325 1151732 792163 2303463 0 1151732 792163 0 1584325 1151732 792163 2303463 0 1151732" draw:mirror-horizontal="false" draw:mirror-vertical="false" draw:type="mso-spt100" draw:enhanced-path="M 147429 0 L 147429 0 A 0 0 294858 294858 147429 0 0 147429 L 0 5353259 L 0 5353259 A 0 5205830 294858 5500688 0 5353259 147429 5500688 L 1435308 5500688 L 1435308 5500688 A 1287879 5205830 1582737 5500688 1435308 5500688 1582737 5353259 L 1582737 147429 L 1582737 147429 A 1287879 0 1582737 294858 1582737 147429 1435308 0 L 147429 0 Z N"/>
        </draw:custom-shape>
        <draw:custom-shape draw:name="フリーフォーム 43" draw:style-name="gr4" draw:text-style-name="P6" draw:id="id6" draw:layer="layout" svg:width="5.499cm" svg:height="1.794cm" svg:x="13.094cm" svg:y="8.035cm">
          <text:list text:style-name="L1">
            <text:list-header>
              <text:p text:style-name="P5"><text:span text:style-name="T2">MobileRobot</text:span></text:p>
              <text:p text:style-name="P5"><text:span text:style-name="T2">ROSBridgeComp</text:span></text:p>
            </text:list-header>
          </text:list>
          <draw:enhanced-geometry draw:extrusion-allowed="true" draw:text-areas="0 0 21600 21600" draw:glue-points="989807 0 1979613 323057 989807 646113 0 323057 49467413 0 98934826 3703933 49467413 7407865 0 3703933 1979613 646113 1979613 646113 0 0 21600 0 21600 0 0 21600 21600 21600" draw:mirror-horizontal="false" draw:mirror-vertical="false" draw:type="mso-spt100" draw:enhanced-path="M 0 0 L 21600 0 L 21600 21600 L 0 21600 L 0 0 Z N"/>
        </draw:custom-shape>
        <draw:custom-shape draw:name="フリーフォーム 4" draw:style-name="gr5" draw:text-style-name="P6" draw:id="id9" draw:layer="layout" svg:width="3.731cm" svg:height="0.701cm" svg:x="6.629cm" svg:y="16.034cm">
          <text:list text:style-name="L1">
            <text:list-header>
              <text:p text:style-name="P5"><text:span text:style-name="T3">joy_node</text:span></text:p>
            </text:list-header>
          </text:list>
          <draw:enhanced-geometry draw:extrusion-allowed="true" draw:text-areas="0 0 21600 21600" draw:glue-points="671513 0 1343025 126207 671513 252413 0 126207 21600 0 0 21600" draw:mirror-horizontal="false" draw:mirror-vertical="false" draw:type="mso-spt100" draw:enhanced-path="M 0 0 L 21600 0 L 21600 21600 L 0 21600 L 0 0 Z N"/>
        </draw:custom-shape>
        <draw:custom-shape draw:name="フリーフォーム 5" draw:style-name="gr6" draw:text-style-name="P6" draw:id="id13" draw:layer="layout" svg:width="2.801cm" svg:height="0.67cm" svg:x="2.091cm" svg:y="16.135cm">
          <text:list text:style-name="L1">
            <text:list-header>
              <text:p text:style-name="P5"><text:span text:style-name="T3">ps3joy</text:span></text:p>
            </text:list-header>
          </text:list>
          <draw:enhanced-geometry draw:extrusion-allowed="true" draw:text-areas="0 0 21600 21600" draw:glue-points="504031 0 1008062 120650 504031 241300 0 120650 21600 0" draw:mirror-horizontal="false" draw:mirror-vertical="false" draw:type="mso-spt100" draw:enhanced-path="M 0 0 L 21600 0 L 21600 21600 L 0 21600 L 0 0 Z N"/>
        </draw:custom-shape>
        <draw:custom-shape draw:name="フリーフォーム 6" draw:style-name="gr5" draw:text-style-name="P6" draw:id="id10" draw:layer="layout" svg:width="3.731cm" svg:height="0.701cm" svg:x="11.563cm" svg:y="16.034cm">
          <text:list text:style-name="L1">
            <text:list-header>
              <text:p text:style-name="P5"><text:span text:style-name="T3">beego_teleop</text:span></text:p>
            </text:list-header>
          </text:list>
          <draw:enhanced-geometry draw:extrusion-allowed="true" draw:text-areas="0 0 21600 21600" draw:glue-points="671513 0 1343025 126207 671513 252413 0 126207 0 21600 21600 0" draw:mirror-horizontal="false" draw:mirror-vertical="false" draw:type="mso-spt100" draw:enhanced-path="M 0 0 L 21600 0 L 21600 21600 L 0 21600 L 0 0 Z N"/>
        </draw:custom-shape>
        <draw:custom-shape draw:name="フリーフォーム 7" draw:style-name="gr5" draw:text-style-name="P6" draw:id="id7" draw:layer="layout" svg:width="3.731cm" svg:height="0.701cm" svg:x="16.229cm" svg:y="13.432cm">
          <text:list text:style-name="L1">
            <text:list-header>
              <text:p text:style-name="P5"><text:span text:style-name="T3">move_base</text:span></text:p>
            </text:list-header>
          </text:list>
          <draw:enhanced-geometry draw:extrusion-allowed="true" draw:text-areas="0 0 21600 21600" draw:glue-points="671513 0 1343025 126207 671513 252413 0 126207 0 21600 21600 0" draw:mirror-horizontal="false" draw:mirror-vertical="false" draw:type="mso-spt100" draw:enhanced-path="M 0 0 L 21600 0 L 21600 21600 L 0 21600 L 0 0 Z N"/>
        </draw:custom-shape>
        <draw:custom-shape draw:name="フリーフォーム 8" draw:style-name="gr5" draw:text-style-name="P6" draw:id="id8" draw:layer="layout" svg:width="3.731cm" svg:height="0.697cm" svg:x="16.229cm" svg:y="12.435cm">
          <text:list text:style-name="L1">
            <text:list-header>
              <text:p text:style-name="P5"><text:span text:style-name="T3">amcl</text:span></text:p>
            </text:list-header>
          </text:list>
          <draw:enhanced-geometry draw:extrusion-allowed="true" draw:text-areas="0 0 21600 21600" draw:glue-points="671513 0 1343025 125413 671513 250825 0 125413 0 21600" draw:mirror-horizontal="false" draw:mirror-vertical="false" draw:type="mso-spt100" draw:enhanced-path="M 0 0 L 21600 0 L 21600 21600 L 0 21600 L 0 0 Z N"/>
        </draw:custom-shape>
        <draw:custom-shape draw:name="フリーフォーム 9" draw:style-name="gr5" draw:text-style-name="P6" draw:layer="layout" svg:width="3.731cm" svg:height="0.701cm" svg:x="16.229cm" svg:y="11.333cm">
          <text:list text:style-name="L1">
            <text:list-header>
              <text:p text:style-name="P5"><text:span text:style-name="T3">map_server</text:span></text:p>
            </text:list-header>
          </text:list>
          <draw:enhanced-geometry draw:extrusion-allowed="true" draw:text-areas="0 0 21600 21600" draw:glue-points="671513 0 1343025 126207 671513 252413 0 126207" draw:mirror-horizontal="false" draw:mirror-vertical="false" draw:type="mso-spt100" draw:enhanced-path="M 0 0 L 21600 0 L 21600 21600 L 0 21600 L 0 0 Z N"/>
        </draw:custom-shape>
        <draw:connector draw:name="曲線コネクタ 10" draw:style-name="gr7" draw:text-style-name="P2" draw:layer="layout" draw:type="curve" svg:x1="18.068cm" svg:y1="12.051cm" svg:x2="18.031cm" svg:y2="12.452cm" svg:d="m18068 12051c0 301-37 101-37 401">
          <text:p/>
        </draw:connector>
        <draw:connector draw:name="カギ線コネクタ 11" draw:style-name="gr8" draw:text-style-name="P2" draw:layer="layout" svg:x1="18.068cm" svg:y1="10.851cm" svg:x2="18.031cm" svg:y2="11.351cm" svg:d="m18068 10851v250h-37v250">
          <text:p/>
        </draw:connector>
        <draw:custom-shape draw:name="フリーフォーム 12" draw:style-name="gr9" draw:text-style-name="P6" draw:layer="layout" svg:width="3.731cm" svg:height="0.701cm" svg:x="16.229cm" svg:y="10.134cm">
          <text:list text:style-name="L1">
            <text:list-header>
              <text:p text:style-name="P5"><text:span text:style-name="T3">static_map</text:span></text:p>
            </text:list-header>
          </text:list>
          <draw:enhanced-geometry svg:viewBox="0 0 1343025 252413" draw:extrusion-allowed="true" draw:text-areas="7664 7664 1335361 244749" draw:glue-points="671513 0 1343025 126207 671513 252413 0 126207" draw:mirror-horizontal="false" draw:mirror-vertical="false" draw:type="mso-spt100" draw:enhanced-path="M 26164 0 A 0 0 52328 52328 26164 0 0 26164 L 0 226249 A 0 200085 52328 252413 0 226249 26164 252413 L 1316861 252413 A 1290697 200085 1343025 252413 1316861 252413 1343025 226249 L 1343025 26164 A 1290697 0 1343025 52328 1343025 26164 1316861 0 L 26164 0 Z N"/>
        </draw:custom-shape>
        <draw:custom-shape draw:name="フリーフォーム 13" draw:style-name="gr10" draw:text-style-name="P4" draw:layer="layout" svg:width="4.396cm" svg:height="4.802cm" svg:x="15.894cm" svg:y="10.032cm">
          <text:list text:style-name="L1">
            <text:list-header>
              <text:p text:style-name="P3"><text:span text:style-name="T4">navigation</text:span></text:p>
            </text:list-header>
          </text:list>
          <draw:enhanced-geometry svg:viewBox="0 0 1582737 1728787" draw:extrusion-allowed="true" draw:text-areas="42946 42946 1539791 1685841" draw:glue-points="791369 0 1582737 864394 791369 1728787 0 864394" draw:mirror-horizontal="false" draw:mirror-vertical="false" draw:type="mso-spt100" draw:enhanced-path="M 146623 0 A 0 0 293246 293246 146623 0 0 146623 L 0 1582164 A 0 1435541 293246 1728787 0 1582164 146623 1728787 L 1436114 1728787 A 1289491 1435541 1582737 1728787 1436114 1728787 1582737 1582164 L 1582737 146623 A 1289491 0 1582737 293246 1582737 146623 1436114 0 L 146623 0 Z N"/>
        </draw:custom-shape>
        <draw:connector draw:name="曲線コネクタ 14" draw:style-name="gr11" draw:text-style-name="P2" draw:layer="layout" draw:type="curve" svg:x1="18.068cm" svg:y1="13.15cm" svg:x2="18.031cm" svg:y2="13.451cm" svg:d="m18068 13150c0 226-37 76-37 301">
          <text:p/>
        </draw:connector>
        <draw:custom-shape draw:name="フリーフォーム 15" draw:style-name="gr5" draw:text-style-name="P6" draw:id="id18" draw:layer="layout" svg:width="3.731cm" svg:height="0.696cm" svg:x="11.563cm" svg:y="10.835cm">
          <text:list text:style-name="L1">
            <text:list-header>
              <text:p text:style-name="P5"><text:span text:style-name="T3">slam_gmapping</text:span></text:p>
            </text:list-header>
          </text:list>
          <draw:enhanced-geometry draw:extrusion-allowed="true" draw:text-areas="0 0 21600 21600" draw:glue-points="671513 0 1343025 125413 671513 250825 0 125413 0 0" draw:mirror-horizontal="false" draw:mirror-vertical="false" draw:type="mso-spt100" draw:enhanced-path="M 0 0 L 21600 0 L 21600 21600 L 0 21600 L 0 0 Z N"/>
        </draw:custom-shape>
        <draw:custom-shape draw:name="フリーフォーム 16" draw:style-name="gr6" draw:text-style-name="P6" draw:id="id14" draw:layer="layout" svg:width="2.801cm" svg:height="0.671cm" svg:x="2.091cm" svg:y="9.635cm">
          <text:list text:style-name="L1">
            <text:list-header>
              <text:p text:style-name="P5"><text:span text:style-name="T3">kinect</text:span></text:p>
            </text:list-header>
          </text:list>
          <draw:enhanced-geometry draw:extrusion-allowed="true" draw:text-areas="0 0 21600 21600" draw:glue-points="504031 0 1008062 120650 504031 241300 0 120650 21600 0" draw:mirror-horizontal="false" draw:mirror-vertical="false" draw:type="mso-spt100" draw:enhanced-path="M 0 0 L 21600 0 L 21600 21600 L 0 21600 L 0 0 Z N"/>
        </draw:custom-shape>
        <draw:custom-shape draw:name="フリーフォーム 17" draw:style-name="gr6" draw:text-style-name="P6" draw:id="id16" draw:layer="layout" svg:width="2.801cm" svg:height="0.67cm" svg:x="2.091cm" svg:y="5.636cm">
          <text:list text:style-name="L1">
            <text:list-header>
              <text:p text:style-name="P5"><text:span text:style-name="T3">r_caster</text:span></text:p>
            </text:list-header>
          </text:list>
          <draw:enhanced-geometry draw:extrusion-allowed="true" draw:text-areas="0 0 21600 21600" draw:glue-points="504031 0 1008062 120650 504031 241300 0 120650 21600 0" draw:mirror-horizontal="false" draw:mirror-vertical="false" draw:type="mso-spt100" draw:enhanced-path="M 0 0 L 21600 0 L 21600 21600 L 0 21600 L 0 0 Z N"/>
        </draw:custom-shape>
        <draw:custom-shape draw:name="フリーフォーム 18" draw:style-name="gr6" draw:text-style-name="P6" draw:id="id15" draw:layer="layout" svg:width="2.801cm" svg:height="0.671cm" svg:x="2.091cm" svg:y="6.632cm">
          <text:list text:style-name="L1">
            <text:list-header>
              <text:p text:style-name="P5"><text:span text:style-name="T3">l_caster</text:span></text:p>
            </text:list-header>
          </text:list>
          <draw:enhanced-geometry draw:extrusion-allowed="true" draw:text-areas="0 0 21600 21600" draw:glue-points="504031 0 1008062 120650 504031 241300 0 120650 21600 0" draw:mirror-horizontal="false" draw:mirror-vertical="false" draw:type="mso-spt100" draw:enhanced-path="M 0 0 L 21600 0 L 21600 21600 L 0 21600 L 0 0 Z N"/>
        </draw:custom-shape>
        <draw:custom-shape draw:name="フリーフォーム 19" draw:style-name="gr5" draw:text-style-name="P6" draw:id="id3" draw:layer="layout" svg:width="3.735cm" svg:height="0.697cm" svg:x="6.625cm" svg:y="9.635cm">
          <text:list text:style-name="L1">
            <text:list-header>
              <text:p text:style-name="P5"><text:span text:style-name="T3">openni_node</text:span></text:p>
            </text:list-header>
          </text:list>
          <draw:enhanced-geometry draw:extrusion-allowed="true" draw:text-areas="0 0 21600 21600" draw:glue-points="672306 0 1344612 125413 672306 250825 0 125413 21600 0 0 21600" draw:mirror-horizontal="false" draw:mirror-vertical="false" draw:type="mso-spt100" draw:enhanced-path="M 0 0 L 21600 0 L 21600 21600 L 0 21600 L 0 0 Z N"/>
        </draw:custom-shape>
        <draw:custom-shape draw:name="フリーフォーム 20" draw:style-name="gr5" draw:text-style-name="P6" draw:id="id4" draw:layer="layout" svg:width="3.731cm" svg:height="0.702cm" svg:x="11.563cm" svg:y="12.532cm">
          <text:list text:style-name="L1">
            <text:list-header>
              <text:p text:style-name="P5"><text:span text:style-name="T3">pointcloud_to_scan</text:span></text:p>
            </text:list-header>
          </text:list>
          <draw:enhanced-geometry draw:extrusion-allowed="true" draw:text-areas="0 0 21600 21600" draw:glue-points="671513 0 1343025 126207 671513 252413 0 126207 0 21600 21600 0" draw:mirror-horizontal="false" draw:mirror-vertical="false" draw:type="mso-spt100" draw:enhanced-path="M 0 0 L 21600 0 L 21600 21600 L 0 21600 L 0 0 Z N"/>
        </draw:custom-shape>
        <draw:connector draw:name="曲線コネクタ 21" draw:style-name="gr12" draw:text-style-name="P2" draw:layer="layout" draw:type="curve" svg:x1="10.36cm" svg:y1="9.635cm" svg:x2="11.563cm" svg:y2="13.234cm" draw:start-shape="id3" draw:start-glue-point="8" draw:end-shape="id4" draw:end-glue-point="8" svg:d="m10360 9635c901 0 300 3599 1203 3599">
          <text:p/>
        </draw:connector>
        <draw:custom-shape draw:name="フリーフォーム 22" draw:style-name="gr13" draw:text-style-name="P8" draw:layer="layout" svg:width="1.946cm" svg:height="0.804cm" svg:x="13.068cm" svg:y="11.831cm">
          <text:list text:style-name="L1">
            <text:list-header>
              <text:p text:style-name="P7"><text:span text:style-name="T3">/scan</text:span></text:p>
            </text:list-header>
          </text:list>
          <draw:enhanced-geometry draw:extrusion-allowed="true" draw:text-areas="0 0 21600 21600" draw:glue-points="232569 0 465138 125413 232569 250825 0 125413" draw:mirror-horizontal="false" draw:mirror-vertical="false" draw:type="mso-spt100" draw:enhanced-path="M 0 0 L 21600 0 L 21600 21600 L 0 21600 L 0 0 Z N"/>
        </draw:custom-shape>
        <draw:custom-shape draw:name="フリーフォーム 23" draw:style-name="gr14" draw:text-style-name="P8" draw:layer="layout" svg:width="5.459cm" svg:height="0.804cm" svg:x="8.487cm" svg:y="10.235cm">
          <text:list text:style-name="L1">
            <text:list-header>
              <text:p text:style-name="P7"><text:span text:style-name="T3">/camera/depth/points</text:span></text:p>
            </text:list-header>
          </text:list>
          <draw:enhanced-geometry draw:extrusion-allowed="true" draw:text-areas="0 0 21600 21600" draw:glue-points="676275 0 1352550 125413 676275 250825 0 125413" draw:mirror-horizontal="false" draw:mirror-vertical="false" draw:type="mso-spt100" draw:enhanced-path="M 0 0 L 21600 0 L 21600 21600 L 0 21600 L 0 0 Z N"/>
        </draw:custom-shape>
        <draw:connector draw:name="曲線コネクタ 24" draw:style-name="gr15" draw:text-style-name="P2" draw:layer="layout" draw:type="curve" svg:x1="13.408cm" svg:y1="12.549cm" svg:x2="13.444cm" svg:y2="11.547cm" svg:d="m13408 12549c0-751 36-251 36-1002">
          <text:p/>
        </draw:connector>
        <draw:connector draw:name="カギ線コネクタ 25" draw:style-name="gr8" draw:text-style-name="P2" draw:layer="layout" svg:x1="15.125cm" svg:y1="11.12cm" svg:x2="16.097cm" svg:y2="11.088cm" svg:d="m15125 11120h486v-32h486">
          <text:p/>
        </draw:connector>
        <draw:connector draw:name="曲線コネクタ 26" draw:style-name="gr16" draw:text-style-name="P2" draw:layer="layout" draw:type="curve" svg:x1="18.125cm" svg:y1="5.234cm" svg:x2="13.094cm" svg:y2="8.035cm" draw:start-shape="id5" draw:start-glue-point="8" draw:end-shape="id6" draw:end-glue-point="14" svg:d="m18125 5234c0 2101-5031 701-5031 2801">
          <text:p/>
        </draw:connector>
        <draw:custom-shape draw:name="フリーフォーム 27" draw:style-name="gr17" draw:text-style-name="P8" draw:layer="layout" svg:width="2.184cm" svg:height="0.804cm" svg:x="13.348cm" svg:y="9.732cm">
          <text:list text:style-name="L1">
            <text:list-header>
              <text:p text:style-name="P7"><text:span text:style-name="T3">/odom</text:span></text:p>
            </text:list-header>
          </text:list>
          <draw:enhanced-geometry draw:extrusion-allowed="true" draw:text-areas="0 0 21600 21600" draw:glue-points="268288 0 536575 125413 268288 250825 0 125413" draw:mirror-horizontal="false" draw:mirror-vertical="false" draw:type="mso-spt100" draw:enhanced-path="M 0 0 L 21600 0 L 21600 21600 L 0 21600 L 0 0 Z N"/>
        </draw:custom-shape>
        <draw:connector draw:name="曲線コネクタ 28" draw:style-name="gr18" draw:text-style-name="P2" draw:layer="layout" draw:type="curve" svg:x1="15.294cm" svg:y1="12.532cm" svg:x2="16.229cm" svg:y2="14.133cm" draw:start-shape="id4" draw:start-glue-point="9" draw:end-shape="id7" draw:end-glue-point="8" svg:d="m15294 12532c700 0 233 1601 935 1601">
          <text:p/>
        </draw:connector>
        <draw:connector draw:name="曲線コネクタ 29" draw:style-name="gr19" draw:text-style-name="P2" draw:layer="layout" draw:type="curve" svg:x1="15.289cm" svg:y1="12.884cm" svg:x2="16.229cm" svg:y2="13.132cm" draw:end-shape="id8" draw:end-glue-point="8" svg:d="m15289 12884c694 0 225 248 940 248">
          <text:p/>
        </draw:connector>
        <draw:connector draw:name="曲線コネクタ 30" draw:style-name="gr20" draw:text-style-name="P2" draw:layer="layout" draw:type="curve" svg:x1="10.36cm" svg:y1="16.034cm" svg:x2="11.563cm" svg:y2="16.735cm" draw:start-shape="id9" draw:start-glue-point="8" draw:end-shape="id10" draw:end-glue-point="8" svg:d="m10360 16034c901 0 300 701 1203 701">
          <text:p/>
        </draw:connector>
        <draw:connector draw:name="曲線コネクタ 31" draw:style-name="gr21" draw:text-style-name="P2" draw:layer="layout" draw:type="curve" svg:x1="19.96cm" svg:y1="13.432cm" svg:x2="18.593cm" svg:y2="8.035cm" draw:start-shape="id7" draw:start-glue-point="9" draw:end-shape="id6" draw:end-glue-point="15" svg:d="m19960 13432c0-3598-455-5397-1367-5397">
          <text:p/>
        </draw:connector>
        <draw:custom-shape draw:name="フリーフォーム 32" draw:style-name="gr22" draw:text-style-name="P8" draw:layer="layout" svg:width="2.696cm" svg:height="0.804cm" svg:x="19.216cm" svg:y="8.731cm">
          <text:list text:style-name="L1">
            <text:list-header>
              <text:p text:style-name="P7"><text:span text:style-name="T3">/cmd_vel</text:span></text:p>
            </text:list-header>
          </text:list>
          <draw:enhanced-geometry draw:extrusion-allowed="true" draw:text-areas="0 0 21600 21600" draw:glue-points="334963 0 669925 125413 334963 250825 0 125413" draw:mirror-horizontal="false" draw:mirror-vertical="false" draw:type="mso-spt100" draw:enhanced-path="M 0 0 L 21600 0 L 21600 21600 L 0 21600 L 0 0 Z N"/>
        </draw:custom-shape>
        <draw:connector draw:name="曲線コネクタ 33" draw:style-name="gr23" draw:text-style-name="P2" draw:layer="layout" draw:type="curve" svg:x1="15.294cm" svg:y1="16.034cm" svg:x2="18.593cm" svg:y2="8.035cm" draw:start-shape="id10" draw:start-glue-point="9" draw:end-shape="id6" draw:end-glue-point="16" svg:d="m15294 16034c4968 0 3318-7999 3299-7999">
          <text:p/>
        </draw:connector>
        <draw:custom-shape draw:name="フリーフォーム 34" draw:style-name="gr24" draw:text-style-name="P4" draw:id="id11" draw:layer="layout" svg:width="4cm" svg:height="1.001cm" svg:x="6.492cm" svg:y="14.332cm">
          <text:list text:style-name="L1">
            <text:list-header>
              <text:p text:style-name="P3"><text:span text:style-name="T4">apache_module</text:span></text:p>
            </text:list-header>
          </text:list>
          <draw:enhanced-geometry svg:viewBox="0 0 1439862 360363" draw:extrusion-allowed="true" draw:text-areas="17592 17592 1422270 342771" draw:glue-points="719931 0 1439862 180182 719931 360363 0 180182 0 60060" draw:mirror-horizontal="false" draw:mirror-vertical="false" draw:type="mso-spt100" draw:enhanced-path="M 60060 0 A 0 0 120120 120120 60060 0 0 60060 L 0 300303 A 0 240242 120120 360364 0 300303 60060 360364 L 1379801 360363 A 1319740 240241 1439862 360363 1379801 360363 1439862 300302 L 1439862 60060 A 1319740 0 1439862 120120 1439862 60060 1379801 0 L 60060 0 Z N"/>
        </draw:custom-shape>
        <draw:connector draw:name="曲線コネクタ 35" draw:style-name="gr25" draw:text-style-name="P2" draw:layer="layout" draw:type="curve" svg:x1="8.507cm" svg:y1="10.331cm" svg:x2="8.476cm" svg:y2="11.333cm" svg:d="m8507 10331c0 751-31 251-31 1002">
          <text:p/>
        </draw:connector>
        <draw:custom-shape draw:name="フリーフォーム 36" draw:style-name="gr26" draw:text-style-name="P8" draw:layer="layout" svg:width="6.153cm" svg:height="0.804cm" svg:x="3.485cm" svg:y="10.535cm">
          <text:list text:style-name="L1">
            <text:list-header>
              <text:p text:style-name="P7"><text:span text:style-name="T3">/camera/rgb/image_color</text:span></text:p>
            </text:list-header>
          </text:list>
          <draw:enhanced-geometry draw:extrusion-allowed="true" draw:text-areas="0 0 21600 21600" draw:glue-points="767556 0 1535112 125413 767556 250825 0 125413" draw:mirror-horizontal="false" draw:mirror-vertical="false" draw:type="mso-spt100" draw:enhanced-path="M 0 0 L 21600 0 L 21600 21600 L 0 21600 L 0 0 Z N"/>
        </draw:custom-shape>
        <draw:custom-shape draw:name="フリーフォーム 37" draw:style-name="gr27" draw:text-style-name="P8" draw:layer="layout" svg:width="7.182cm" svg:height="0.805cm" svg:x="2.596cm" svg:y="12.034cm">
          <text:list text:style-name="L1">
            <text:list-header>
              <text:p text:style-name="P7"><text:span text:style-name="T3">/camera/rgb/image_rect_color</text:span></text:p>
            </text:list-header>
          </text:list>
          <draw:enhanced-geometry draw:extrusion-allowed="true" draw:text-areas="0 0 21600 21600" draw:glue-points="902494 0 1804987 125413 902494 250825 0 125413" draw:mirror-horizontal="false" draw:mirror-vertical="false" draw:type="mso-spt100" draw:enhanced-path="M 0 0 L 21600 0 L 21600 21600 L 0 21600 L 0 0 Z N"/>
        </draw:custom-shape>
        <draw:custom-shape draw:name="フリーフォーム 38" draw:style-name="gr5" draw:text-style-name="P6" draw:layer="layout" svg:width="3.731cm" svg:height="0.701cm" svg:x="6.629cm" svg:y="11.333cm">
          <text:list text:style-name="L1">
            <text:list-header>
              <text:p text:style-name="P5"><text:span text:style-name="T3">image_proc</text:span></text:p>
            </text:list-header>
          </text:list>
          <draw:enhanced-geometry draw:extrusion-allowed="true" draw:text-areas="0 0 21600 21600" draw:glue-points="671513 0 1343025 126207 671513 252413 0 126207" draw:mirror-horizontal="false" draw:mirror-vertical="false" draw:type="mso-spt100" draw:enhanced-path="M 0 0 L 21600 0 L 21600 21600 L 0 21600 L 0 0 Z N"/>
        </draw:custom-shape>
        <draw:connector draw:name="曲線コネクタ 39" draw:style-name="gr28" draw:text-style-name="P2" draw:layer="layout" draw:type="curve" svg:x1="6.492cm" svg:y1="14.498cm" svg:x2="13.429cm" svg:y2="13.966cm" draw:start-shape="id11" draw:start-glue-point="8" draw:end-shape="id12" draw:end-glue-point="16" svg:d="m6492 14498c-1 0-1-267 1733-400s5204-133 5204-132">
          <text:p/>
        </draw:connector>
        <draw:custom-shape draw:name="フリーフォーム 40" draw:style-name="gr29" draw:text-style-name="P4" draw:id="id12" draw:layer="layout" svg:width="3.801cm" svg:height="1.768cm" svg:x="11.528cm" svg:y="13.966cm">
          <text:list text:style-name="L1">
            <text:list-header>
              <text:p text:style-name="P3"><text:span text:style-name="T5">WebBrowser</text:span></text:p>
            </text:list-header>
          </text:list>
          <draw:enhanced-geometry draw:extrusion-allowed="true" draw:glue-points="684213 0 1368425 318294 684213 636587 0 318294 684213 0 200386 93219 0 318294 200386 543368 684213 636587 1168039 543368 1368425 318294 1168039 93219 10800 0" draw:mirror-horizontal="false" draw:mirror-vertical="false" draw:type="mso-spt100" draw:enhanced-path="M 10800 0 A 0 0 21600 21600 10800 0 10800 0 Z N"/>
        </draw:custom-shape>
        <draw:custom-shape draw:name="フリーフォーム 42" draw:style-name="gr5" draw:text-style-name="P6" draw:id="id1" draw:layer="layout" svg:width="3.731cm" svg:height="0.701cm" svg:x="6.629cm" svg:y="7.532cm">
          <text:list text:style-name="L1">
            <text:list-header>
              <text:p text:style-name="P5"><text:span text:style-name="T3">beego_controller</text:span></text:p>
            </text:list-header>
          </text:list>
          <draw:enhanced-geometry draw:extrusion-allowed="true" draw:text-areas="0 0 21600 21600" draw:glue-points="671513 0 1343025 126207 671513 252413 0 126207 0 0 21600 0 0 21600" draw:mirror-horizontal="false" draw:mirror-vertical="false" draw:type="mso-spt100" draw:enhanced-path="M 0 0 L 21600 0 L 21600 21600 L 0 21600 L 0 0 Z N"/>
        </draw:custom-shape>
        <draw:connector draw:name="曲線コネクタ 43" draw:style-name="gr30" draw:text-style-name="P2" draw:layer="layout" draw:type="curve" svg:x1="13.094cm" svg:y1="9.829cm" svg:x2="10.36cm" svg:y2="7.532cm" draw:start-shape="id6" draw:start-glue-point="17" draw:end-shape="id1" draw:end-glue-point="9" svg:d="m13094 9829c-2052 0-685-2297-2734-2297">
          <text:p/>
        </draw:connector>
        <draw:custom-shape draw:name="フリーフォーム 44" draw:style-name="gr31" draw:text-style-name="P8" draw:layer="layout" svg:width="2.696cm" svg:height="0.805cm" svg:x="10.414cm" svg:y="7.435cm">
          <text:list text:style-name="L1">
            <text:list-header>
              <text:p text:style-name="P7"><text:span text:style-name="T3">/cmd_vel</text:span></text:p>
            </text:list-header>
          </text:list>
          <draw:enhanced-geometry draw:extrusion-allowed="true" draw:text-areas="0 0 21600 21600" draw:glue-points="334963 0 669925 125413 334963 250825 0 125413" draw:mirror-horizontal="false" draw:mirror-vertical="false" draw:type="mso-spt100" draw:enhanced-path="M 0 0 L 21600 0 L 21600 21600 L 0 21600 L 0 0 Z N"/>
        </draw:custom-shape>
        <draw:connector draw:name="曲線コネクタ 45" draw:style-name="gr32" draw:text-style-name="P2" draw:layer="layout" draw:type="curve" svg:x1="6.629cm" svg:y1="8.233cm" svg:x2="8.404cm" svg:y2="4.973cm" draw:start-shape="id1" draw:start-glue-point="10" svg:d="m6629 8233c-21 0-908-3260 1775-3260">
          <text:p/>
        </draw:connector>
        <draw:custom-shape draw:name="フリーフォーム 46" draw:style-name="gr5" draw:text-style-name="P6" draw:id="id17" draw:layer="layout" svg:width="3.731cm" svg:height="0.697cm" svg:x="6.629cm" svg:y="4.335cm">
          <text:list text:style-name="L1">
            <text:list-header>
              <text:p text:style-name="P5"><text:span text:style-name="T3">ProxyEPOSRight</text:span></text:p>
            </text:list-header>
          </text:list>
          <draw:enhanced-geometry draw:extrusion-allowed="true" draw:text-areas="0 0 21600 21600" draw:glue-points="671513 0 1343025 125413 671513 250825 0 125413 0 21600 21600 0" draw:mirror-horizontal="false" draw:mirror-vertical="false" draw:type="mso-spt100" draw:enhanced-path="M 0 0 L 21600 0 L 21600 21600 L 0 21600 L 0 0 Z N"/>
        </draw:custom-shape>
        <draw:custom-shape draw:name="フリーフォーム 47" draw:style-name="gr5" draw:text-style-name="P6" draw:id="id2" draw:layer="layout" svg:width="3.731cm" svg:height="0.701cm" svg:x="6.629cm" svg:y="5.834cm">
          <text:list text:style-name="L1">
            <text:list-header>
              <text:p text:style-name="P5"><text:span text:style-name="T3">ProxyEPOSLeft</text:span></text:p>
            </text:list-header>
          </text:list>
          <draw:enhanced-geometry draw:extrusion-allowed="true" draw:text-areas="0 0 21600 21600" draw:glue-points="671513 0 1343025 126206 671513 252412 0 126206 21600 21600 0 21600 21600 0" draw:mirror-horizontal="false" draw:mirror-vertical="false" draw:type="mso-spt100" draw:enhanced-path="M 0 0 L 21600 0 L 21600 21600 L 0 21600 L 0 0 Z N"/>
        </draw:custom-shape>
        <draw:connector draw:name="曲線コネクタ 48" draw:style-name="gr33" draw:text-style-name="P2" draw:layer="layout" draw:type="curve" svg:x1="4.892cm" svg:y1="16.135cm" svg:x2="6.629cm" svg:y2="16.735cm" draw:start-shape="id13" draw:start-glue-point="8" draw:end-shape="id9" draw:end-glue-point="9" svg:d="m4892 16135c1302 0 434 600 1737 600">
          <text:p/>
        </draw:connector>
        <draw:connector draw:name="曲線コネクタ 49" draw:style-name="gr33" draw:text-style-name="P2" draw:layer="layout" draw:type="curve" svg:x1="4.892cm" svg:y1="9.635cm" svg:x2="6.625cm" svg:y2="10.332cm" draw:start-shape="id14" draw:start-glue-point="8" draw:end-shape="id3" draw:end-glue-point="9" svg:d="m4892 9635c1299 0 433 697 1733 697">
          <text:p/>
        </draw:connector>
        <draw:connector draw:name="曲線コネクタ 50" draw:style-name="gr33" draw:text-style-name="P2" draw:layer="layout" draw:type="curve" svg:x1="4.892cm" svg:y1="6.632cm" svg:x2="6.629cm" svg:y2="6.535cm" draw:start-shape="id15" draw:start-glue-point="8" draw:end-shape="id2" draw:end-glue-point="9" svg:d="m4892 6632c1302 0 434-97 1737-97">
          <text:p/>
        </draw:connector>
        <draw:connector draw:name="曲線コネクタ 51" draw:style-name="gr33" draw:text-style-name="P2" draw:layer="layout" draw:type="curve" svg:x1="4.892cm" svg:y1="5.636cm" svg:x2="6.629cm" svg:y2="5.032cm" draw:start-shape="id16" draw:start-glue-point="8" draw:end-shape="id17" draw:end-glue-point="8" svg:d="m4892 5636c1302 0 434-604 1737-604">
          <text:p/>
        </draw:connector>
        <draw:custom-shape draw:name="フリーフォーム 52" draw:style-name="gr5" draw:text-style-name="P6" draw:id="id5" draw:layer="layout" svg:width="3.735cm" svg:height="0.701cm" svg:x="14.39cm" svg:y="4.533cm">
          <text:list text:style-name="L1">
            <text:list-header>
              <text:p text:style-name="P5"><text:span text:style-name="T3">OdometryManager</text:span></text:p>
            </text:list-header>
          </text:list>
          <draw:enhanced-geometry draw:extrusion-allowed="true" draw:text-areas="0 0 21600 21600" draw:glue-points="672307 0 1344613 126207 672307 252413 0 126207 21600 21600 0 21600 0 21600" draw:mirror-horizontal="false" draw:mirror-vertical="false" draw:type="mso-spt100" draw:enhanced-path="M 0 0 L 21600 0 L 21600 21600 L 0 21600 L 0 0 Z N"/>
        </draw:custom-shape>
        <draw:connector draw:name="曲線コネクタ 53" draw:style-name="gr34" draw:text-style-name="P2" draw:layer="layout" draw:type="curve" svg:x1="18.593cm" svg:y1="9.829cm" svg:x2="11.563cm" svg:y2="10.835cm" draw:start-shape="id6" draw:start-glue-point="18" draw:end-shape="id18" draw:end-glue-point="8" svg:d="m18593 9829c0 756-7030 253-7030 1006">
          <text:p/>
        </draw:connector>
        <draw:custom-shape draw:name="フリーフォーム 54" draw:style-name="gr35" draw:text-style-name="P8" draw:layer="layout" svg:width="2.185cm" svg:height="0.804cm" svg:x="15.856cm" svg:y="5.547cm">
          <text:list text:style-name="L1">
            <text:list-header>
              <text:p text:style-name="P7"><text:span text:style-name="T3">/odom</text:span></text:p>
            </text:list-header>
          </text:list>
          <draw:enhanced-geometry draw:extrusion-allowed="true" draw:text-areas="0 0 21600 21600" draw:glue-points="268288 0 536575 125413 268288 250825 0 125413" draw:mirror-horizontal="false" draw:mirror-vertical="false" draw:type="mso-spt100" draw:enhanced-path="M 0 0 L 21600 0 L 21600 21600 L 0 21600 L 0 0 Z N"/>
        </draw:custom-shape>
        <draw:connector draw:name="曲線コネクタ 55" draw:style-name="gr36" draw:text-style-name="P2" draw:layer="layout" draw:type="curve" svg:x1="10.36cm" svg:y1="4.335cm" svg:x2="14.39cm" svg:y2="5.234cm" draw:start-shape="id17" draw:start-glue-point="9" draw:end-shape="id5" draw:end-glue-point="9" svg:d="m10360 4335c3022 0 1008 899 4030 899">
          <text:p/>
        </draw:connector>
        <draw:connector draw:name="曲線コネクタ 56" draw:style-name="gr37" draw:text-style-name="P2" draw:layer="layout" draw:type="curve" svg:x1="10.36cm" svg:y1="5.834cm" svg:x2="14.39cm" svg:y2="5.234cm" draw:start-shape="id2" draw:start-glue-point="10" draw:end-shape="id5" draw:end-glue-point="10" svg:d="m10360 5834c3022 0 1008-600 4030-600">
          <text:p/>
        </draw:connector>
        <draw:custom-shape draw:name="フリーフォーム 57" draw:style-name="gr17" draw:text-style-name="P8" draw:layer="layout" svg:width="2.184cm" svg:height="0.804cm" svg:x="10.248cm" svg:y="4.635cm">
          <text:list text:style-name="L1">
            <text:list-header>
              <text:p text:style-name="P7"><text:span text:style-name="T3">/odom</text:span></text:p>
            </text:list-header>
          </text:list>
          <draw:enhanced-geometry draw:extrusion-allowed="true" draw:text-areas="0 0 21600 21600" draw:glue-points="268288 0 536575 125413 268288 250825 0 125413" draw:mirror-horizontal="false" draw:mirror-vertical="false" draw:type="mso-spt100" draw:enhanced-path="M 0 0 L 21600 0 L 21600 21600 L 0 21600 L 0 0 Z N"/>
        </draw:custom-shape>
        <draw:custom-shape draw:name="フリーフォーム 58" draw:style-name="gr5" draw:text-style-name="P6" draw:id="id19" draw:layer="layout" svg:width="3.735cm" svg:height="0.701cm" svg:x="14.39cm" svg:y="3.334cm">
          <text:list text:style-name="L1">
            <text:list-header>
              <text:p text:style-name="P5"><text:span text:style-name="T3">RTCCANopenManager</text:span></text:p>
            </text:list-header>
          </text:list>
          <draw:enhanced-geometry draw:extrusion-allowed="true" draw:text-areas="0 0 21600 21600" draw:glue-points="672307 0 1344613 126207 672307 252413 0 126207 0 21600" draw:mirror-horizontal="false" draw:mirror-vertical="false" draw:type="mso-spt100" draw:enhanced-path="M 0 0 L 21600 0 L 21600 21600 L 0 21600 L 0 0 Z N"/>
        </draw:custom-shape>
        <draw:custom-shape draw:name="フリーフォーム 59" draw:style-name="gr5" draw:text-style-name="P6" draw:id="id20" draw:layer="layout" svg:width="3.731cm" svg:height="0.701cm" svg:x="6.629cm" svg:y="2.134cm">
          <text:list text:style-name="L1">
            <text:list-header>
              <text:p text:style-name="P5"><text:span text:style-name="T3">PnPManager</text:span></text:p>
            </text:list-header>
          </text:list>
          <draw:enhanced-geometry draw:extrusion-allowed="true" draw:text-areas="0 0 21600 21600" draw:glue-points="671513 0 1343025 126207 671513 252413 0 126207 21600 0 21600 0" draw:mirror-horizontal="false" draw:mirror-vertical="false" draw:type="mso-spt100" draw:enhanced-path="M 0 0 L 21600 0 L 21600 21600 L 0 21600 L 0 0 Z N"/>
        </draw:custom-shape>
        <draw:custom-shape draw:name="フリーフォーム 60" draw:style-name="gr5" draw:text-style-name="P6" draw:id="id21" draw:layer="layout" svg:width="3.735cm" svg:height="0.701cm" svg:x="14.39cm" svg:y="1.332cm">
          <text:list text:style-name="L1">
            <text:list-header>
              <text:p text:style-name="P5"><text:span text:style-name="T3">StatusManager</text:span></text:p>
            </text:list-header>
          </text:list>
          <draw:enhanced-geometry draw:extrusion-allowed="true" draw:text-areas="0 0 21600 21600" draw:glue-points="672307 0 1344613 126207 672307 252413 0 126207 0 21600" draw:mirror-horizontal="false" draw:mirror-vertical="false" draw:type="mso-spt100" draw:enhanced-path="M 0 0 L 21600 0 L 21600 21600 L 0 21600 L 0 0 Z N"/>
        </draw:custom-shape>
        <draw:connector draw:name="曲線コネクタ 61" draw:style-name="gr38" draw:text-style-name="P2" draw:layer="layout" draw:type="curve" svg:x1="10.39cm" svg:y1="6.182cm" svg:x2="14.39cm" svg:y2="3.681cm" svg:d="m10390 6182c3000 0 1000-2501 4000-2501">
          <text:p/>
        </draw:connector>
        <draw:connector draw:name="曲線コネクタ 62" draw:style-name="gr39" draw:text-style-name="P2" draw:layer="layout" draw:type="curve" svg:x1="10.324cm" svg:y1="4.683cm" svg:x2="14.39cm" svg:y2="4.035cm" draw:end-shape="id19" draw:end-glue-point="8" svg:d="m10324 4683c3039 0 1006-648 4066-648">
          <text:p/>
        </draw:connector>
        <draw:connector draw:name="曲線コネクタ 63" draw:style-name="gr40" draw:text-style-name="P2" draw:layer="layout" draw:type="curve" svg:x1="16.235cm" svg:y1="3.351cm" svg:x2="16.271cm" svg:y2="2.05cm" svg:d="m16235 3351c0-975 36-325 36-1301">
          <text:p/>
        </draw:connector>
        <draw:connector draw:name="曲線コネクタ 64" draw:style-name="gr41" draw:text-style-name="P2" draw:layer="layout" draw:type="curve" svg:x1="10.36cm" svg:y1="2.134cm" svg:x2="14.39cm" svg:y2="2.033cm" draw:start-shape="id20" draw:start-glue-point="8" draw:end-shape="id21" draw:end-glue-point="8" svg:d="m10360 2134c3022 0 1008-101 4030-101">
          <text:p/>
        </draw:connector>
        <draw:connector draw:name="曲線コネクタ 65" draw:style-name="gr42" draw:text-style-name="P2" draw:layer="layout" draw:type="curve" svg:x1="10.36cm" svg:y1="2.134cm" svg:x2="14.391cm" svg:y2="3.682cm" draw:start-shape="id20" draw:start-glue-point="9" svg:d="m10360 2134c3033 0 1018 1548 4031 1548">
          <text:p/>
        </draw:connector>
        <draw:custom-shape draw:name="フリーフォーム 66" draw:style-name="gr5" draw:text-style-name="P6" draw:layer="layout" svg:width="3.735cm" svg:height="0.701cm" svg:x="6.625cm" svg:y="12.832cm">
          <text:list text:style-name="L1">
            <text:list-header>
              <text:p text:style-name="P5"><text:span text:style-name="T3">mjpet_server</text:span></text:p>
            </text:list-header>
          </text:list>
          <draw:enhanced-geometry draw:extrusion-allowed="true" draw:text-areas="0 0 21600 21600" draw:glue-points="672306 0 1344612 126207 672306 252413 0 126207" draw:mirror-horizontal="false" draw:mirror-vertical="false" draw:type="mso-spt100" draw:enhanced-path="M 0 0 L 21600 0 L 21600 21600 L 0 21600 L 0 0 Z N"/>
        </draw:custom-shape>
        <draw:connector draw:name="曲線コネクタ 67" draw:style-name="gr43" draw:text-style-name="P2" draw:layer="layout" draw:type="curve" svg:x1="8.511cm" svg:y1="12.052cm" svg:x2="8.475cm" svg:y2="12.851cm" svg:d="m8511 12052c0 600-36 201-36 799">
          <text:p/>
        </draw:connector>
        <draw:connector draw:name="曲線コネクタ 68" draw:style-name="gr44" draw:text-style-name="P2" draw:layer="layout" draw:type="curve" svg:x1="8.494cm" svg:y1="13.532cm" svg:x2="8.492cm" svg:y2="14.332cm" svg:d="m8494 13532c0 600-2 200-2 800">
          <text:p/>
        </draw:connector>
        <draw:custom-shape draw:name="テキスト ボックス 71" draw:style-name="gr45" draw:text-style-name="P10" draw:layer="layout" svg:width="3.502cm" svg:height="1.194cm" svg:x="0.79cm" svg:y="0.732cm">
          <text:list text:style-name="L1">
            <text:list-header>
              <text:p text:style-name="P9"><text:span text:style-name="T6">RT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テキスト ボックス 73" draw:style-name="gr45" draw:text-style-name="P10" draw:layer="layout" svg:width="3.502cm" svg:height="1.194cm" svg:x="0.79cm" svg:y="12.898cm">
          <text:list text:style-name="L1">
            <text:list-header>
              <text:p text:style-name="P9"><text:span text:style-name="T6">RO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4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OpenEnd_20_5" draw:display-name="msArrowOpenEnd 5" svg:viewBox="0 0 450 450" svg:d="m225 0 225 410-67 40-158-288-157 288-68-40z"/>
    <draw:marker draw:name="線の終点_20_1" draw:display-name="線の終点 1" svg:viewBox="0 0 315 315" svg:d="m158 0 157 287-47 28-110-202-111 202-47-28z"/>
    <draw:marker draw:name="線の終点_20_10" draw:display-name="線の終点 10" svg:viewBox="0 0 315 315" svg:d="m158 0 157 287-47 28-110-202-111 202-47-28z"/>
    <draw:marker draw:name="線の終点_20_11" draw:display-name="線の終点 11" svg:viewBox="0 0 315 315" svg:d="m158 0 157 287-47 28-110-202-111 202-47-28z"/>
    <draw:marker draw:name="線の終点_20_12" draw:display-name="線の終点 12" svg:viewBox="0 0 315 315" svg:d="m158 0 157 287-47 28-110-202-111 202-47-28z"/>
    <draw:marker draw:name="線の終点_20_13" draw:display-name="線の終点 13" svg:viewBox="0 0 315 315" svg:d="m158 0 157 287-47 28-110-202-111 202-47-28z"/>
    <draw:marker draw:name="線の終点_20_14" draw:display-name="線の終点 14" svg:viewBox="0 0 315 315" svg:d="m158 0 157 287-47 28-110-202-111 202-47-28z"/>
    <draw:marker draw:name="線の終点_20_15" draw:display-name="線の終点 15" svg:viewBox="0 0 315 315" svg:d="m158 0 157 287-47 28-110-202-111 202-47-28z"/>
    <draw:marker draw:name="線の終点_20_16" draw:display-name="線の終点 16" svg:viewBox="0 0 315 315" svg:d="m158 0 157 287-47 28-110-202-111 202-47-28z"/>
    <draw:marker draw:name="線の終点_20_17" draw:display-name="線の終点 17" svg:viewBox="0 0 315 315" svg:d="m158 0 157 287-47 28-110-202-111 202-47-28z"/>
    <draw:marker draw:name="線の終点_20_18" draw:display-name="線の終点 18" svg:viewBox="0 0 315 315" svg:d="m158 0 157 287-47 28-110-202-111 202-47-28z"/>
    <draw:marker draw:name="線の終点_20_19" draw:display-name="線の終点 19" svg:viewBox="0 0 315 315" svg:d="m158 0 157 287-47 28-110-202-111 202-47-28z"/>
    <draw:marker draw:name="線の終点_20_2" draw:display-name="線の終点 2" svg:viewBox="0 0 315 315" svg:d="m158 0 157 287-47 28-110-202-111 202-47-28z"/>
    <draw:marker draw:name="線の終点_20_20" draw:display-name="線の終点 20" svg:viewBox="0 0 315 315" svg:d="m158 0 157 287-47 28-110-202-111 202-47-28z"/>
    <draw:marker draw:name="線の終点_20_21" draw:display-name="線の終点 21" svg:viewBox="0 0 315 315" svg:d="m158 0 157 287-47 28-110-202-111 202-47-28z"/>
    <draw:marker draw:name="線の終点_20_22" draw:display-name="線の終点 22" svg:viewBox="0 0 315 315" svg:d="m158 0 157 287-47 28-110-202-111 202-47-28z"/>
    <draw:marker draw:name="線の終点_20_23" draw:display-name="線の終点 23" svg:viewBox="0 0 315 315" svg:d="m158 0 157 287-47 28-110-202-111 202-47-28z"/>
    <draw:marker draw:name="線の終点_20_24" draw:display-name="線の終点 24" svg:viewBox="0 0 315 315" svg:d="m158 0 157 287-47 28-110-202-111 202-47-28z"/>
    <draw:marker draw:name="線の終点_20_25" draw:display-name="線の終点 25" svg:viewBox="0 0 315 315" svg:d="m158 0 157 287-47 28-110-202-111 202-47-28z"/>
    <draw:marker draw:name="線の終点_20_26" draw:display-name="線の終点 26" svg:viewBox="0 0 315 315" svg:d="m158 0 157 287-47 28-110-202-111 202-47-28z"/>
    <draw:marker draw:name="線の終点_20_3" draw:display-name="線の終点 3" svg:viewBox="0 0 315 315" svg:d="m158 0 157 287-47 28-110-202-111 202-47-28z"/>
    <draw:marker draw:name="線の終点_20_4" draw:display-name="線の終点 4" svg:viewBox="0 0 315 315" svg:d="m158 0 157 287-47 28-110-202-111 202-47-28z"/>
    <draw:marker draw:name="線の終点_20_5" draw:display-name="線の終点 5" svg:viewBox="0 0 315 315" svg:d="m158 0 157 287-47 28-110-202-111 202-47-28z"/>
    <draw:marker draw:name="線の終点_20_6" draw:display-name="線の終点 6" svg:viewBox="0 0 315 315" svg:d="m158 0 157 287-47 28-110-202-111 202-47-28z"/>
    <draw:marker draw:name="線の終点_20_7" draw:display-name="線の終点 7" svg:viewBox="0 0 315 315" svg:d="m158 0 157 287-47 28-110-202-111 202-47-28z"/>
    <draw:marker draw:name="線の終点_20_8" draw:display-name="線の終点 8" svg:viewBox="0 0 315 315" svg:d="m158 0 157 287-47 28-110-202-111 202-47-28z"/>
    <draw:marker draw:name="線の終点_20_9" draw:display-name="線の終点 9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i Okada</meta:initial-creator>
    <meta:creation-date>2011-10-13T11:06:28</meta:creation-date>
    <meta:editing-duration>PT00H01M05S</meta:editing-duration>
    <meta:editing-cycles>2</meta:editing-cycles>
    <dc:date>2011-10-13T11:07:31</dc:date>
    <dc:creator>Kei Okada</dc:creator>
    <meta:document-statistic meta:object-count="94"/>
    <meta:generator>OpenOffice.org/3.2$Unix OpenOffice.org_project/320m19$Build-9505</meta:generator>
  </office:meta>
</office:document-meta>
</file>